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style:text-autospace="none"/>
      <style:text-properties fo:font-size="26pt" style:font-size-asian="26pt" style:font-size-complex="26pt"/>
    </style:style>
    <style:style style:name="P3" style:family="paragraph">
      <style:paragraph-properties fo:margin-top="0cm" fo:margin-bottom="0cm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 style:text-autospace="none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8" style:family="paragraph">
      <style:paragraph-properties fo:margin-top="0cm" fo:margin-bottom="0cm" style:text-autospace="none"/>
      <style:text-properties fo:color="#83786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9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2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5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6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7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8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2" style:family="text">
      <style:text-properties fo:color="#6fc5ee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3" style:family="text">
      <style:text-properties fo:color="#83786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 Contai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Java EE 6+ everything is a Managed Bean</text:p>
              </text:list-item>
              <text:list-item>
                <text:p>Basic components</text:p>
              </text:list-item>
              <text:list-item>
                <text:p>Managed by container</text:p>
              </text:list-item>
              <text:list-item>
                <text:p>Life cycle</text:p>
              </text:list-item>
              <text:list-item>
                <text:p>Interception</text:p>
              </text:list-item>
              <text:list-item>
                <text:p>Injection</text:p>
              </text:list-item>
              <text:list-item>
                <text:p>Accessible from outside CDI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 bea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HelloService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3">String</text:span><text:span text:style-name="T2"> </text:span><text:span text:style-name="T5">hello</text:span><text:span text:style-name="T2"> () {</text:span></text:p>
            <text:p text:style-name="P2"><text:span text:style-name="T2"><text:s text:c="8"/></text:span><text:span text:style-name="T1">return</text:span><text:span text:style-name="T2"> </text:span><text:span text:style-name="T6">"Hello World!"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 Injection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p text:style-name="P5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5"><text:span text:style-name="T4"/></text:p>
            <text:p text:style-name="P5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5"><text:span text:style-name="T4"/></text:p>
            <text:p text:style-name="P5"><text:span text:style-name="T2"><text:s text:c="4"/></text:span><text:span text:style-name="T8">@Inject</text:span></text:p>
            <text:p text:style-name="P5"><text:span text:style-name="T2"><text:s text:c="4"/></text:span><text:span text:style-name="T1">public</text:span><text:span text:style-name="T2"> </text:span><text:span text:style-name="T5">GreeterClient</text:span><text:span text:style-name="T2"> (</text:span><text:span text:style-name="T3">HelloService</text:span><text:span text:style-name="T2"> </text:span><text:span text:style-name="T9">hello</text:span><text:span text:style-name="T2">) {</text:span></text:p>
            <text:p text:style-name="P5"><text:span text:style-name="T2"><text:s text:c="8"/></text:span><text:span text:style-name="T1">this</text:span><text:span text:style-name="T2">.</text:span><text:span text:style-name="T7">hello</text:span><text:span text:style-name="T2"> = </text:span><text:span text:style-name="T10">hello</text:span><text:span text:style-name="T2">;</text:span></text:p>
            <text:p text:style-name="P5"><text:span text:style-name="T2"><text:s text:c="4"/></text:span><text:span text:style-name="T2">}</text:span></text:p>
            <text:p text:style-name="P5"><text:span text:style-name="T4"/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5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5"><text:span text:style-name="T4"/></text:p>
            <text:p text:style-name="P5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5"><text:span text:style-name="T4"/></text:p>
            <text:p text:style-name="P5"><text:span text:style-name="T2"><text:s text:c="4"/></text:span><text:span text:style-name="T8">@Inject</text:span></text:p>
            <text:p text:style-name="P5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5">setService</text:span><text:span text:style-name="T2"> (</text:span><text:span text:style-name="T3">HelloService</text:span><text:span text:style-name="T2"> </text:span><text:span text:style-name="T9">hello</text:span><text:span text:style-name="T2">) {</text:span></text:p>
            <text:p text:style-name="P5"><text:span text:style-name="T2"><text:s text:c="8"/></text:span><text:span text:style-name="T1">this</text:span><text:span text:style-name="T2">.</text:span><text:span text:style-name="T7">hello</text:span><text:span text:style-name="T2"> = </text:span><text:span text:style-name="T10">hello</text:span><text:span text:style-name="T2">;</text:span></text:p>
            <text:p text:style-name="P5"><text:span text:style-name="T2"><text:s text:c="4"/></text:span><text:span text:style-name="T2">}</text:span></text:p>
            <text:p text:style-name="P5"><text:span text:style-name="T4"/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eld Injectio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5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5"><text:span text:style-name="T4"/></text:p>
            <text:p text:style-name="P5"><text:span text:style-name="T2"><text:s text:c="4"/></text:span><text:span text:style-name="T8">@Inject</text:span></text:p>
            <text:p text:style-name="P5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5"><text:span text:style-name="T4"/></text:p>
            <text:p text:style-name="P5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5">displayHello</text:span><text:span text:style-name="T2"> () {</text:span></text:p>
            <text:p text:style-name="P5"><text:span text:style-name="T2"><text:s text:c="8"/></text:span><text:span text:style-name="T11">display</text:span><text:span text:style-name="T2">(</text:span><text:span text:style-name="T7">hello</text:span><text:span text:style-name="T2">.hello());</text:span></text:p>
            <text:p text:style-name="P5"><text:span text:style-name="T2"><text:s text:c="4"/></text:span><text:span text:style-name="T2">}</text:span></text:p>
            <text:p text:style-name="P5"><text:span text:style-name="T4"/></text:p>
            <text:p text:style-name="P5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s can be injected too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p text:style-name="P2"><text:span text:style-name="T1">public</text:span><text:span text:style-name="T2"> </text:span><text:span text:style-name="T1">interface</text:span><text:span text:style-name="T2"> </text:span><text:span text:style-name="T3">HelloService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3">String</text:span><text:span text:style-name="T2"> </text:span><text:span text:style-name="T5">hello</text:span><text:span text:style-name="T2"> ();</text:span></text:p>
            <text:p text:style-name="P2"><text:span text:style-name="T2"/></text:p>
            <text:p text:style-name="P2"><text:span text:style-name="T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8" draw:text-style-name="P9" draw:layer="layout" svg:width="25.199cm" svg:height="13.859cm" svg:x="1.4cm" svg:y="4.914cm" presentation:class="outline" presentation:user-transformed="true">
          <draw:text-box>
            <text:p text:style-name="P7"><text:span text:style-name="T12">org.jboss.weld.exceptions.DeploymentException</text:span><text:span text:style-name="T13">: WELD-001408: Unsatisfied dependencies for type HelloService with qualifiers @Default</text:span></text:p>
            <text:p text:style-name="P8"><text:span text:style-name="T14"><text:s text:c="2"/></text:span><text:span text:style-name="T14">at injection point [BackedAnnotatedField] @Inject private GreeterClient.hello</text:span></text:p>
            <text:p text:style-name="P7"><text:span text:style-name="T13"><text:s text:c="2"/></text:span><text:span text:style-name="T13">at GreeterClient.hello(</text:span><text:span text:style-name="T12">GreeterClient.java:0</text:span><text:span text:style-name="T1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7H10M34S</meta:editing-duration>
    <meta:editing-cycles>120</meta:editing-cycles>
    <meta:generator>OpenOffice/4.1.6$Win32 OpenOffice.org_project/416m1$Build-9790</meta:generator>
    <dc:date>2019-07-10T11:31:21.84</dc:date>
    <meta:document-statistic meta:object-count="81"/>
  </office:meta>
</office:document-meta>
</file>